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Rule.applyRule( String name , TagAttribute attribute , MetadataTarget metadataTarg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geWidthMapper.applyMetadata( FaceletContext ctx , 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HeightMapper.applyMetadata( FaceletContext ctx , 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DimensionExpression.PageDimensionExpression( String name , Class type , TagAttribute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HeightMapper.PageHeightMapper( TagAttribute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WidthMapper.PageWidthMapper( TagAttribute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imensionExpression.applyMetadata( FaceletContext ctx , 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